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2" style:family="table">
      <style:table-properties style:width="18.978cm" fo:margin-left="0.005cm" table:align="left"/>
    </style:style>
    <style:style style:name="Tableau2.A" style:family="table-column">
      <style:table-column-properties style:column-width="11.605cm"/>
    </style:style>
    <style:style style:name="Tableau2.B" style:family="table-column">
      <style:table-column-properties style:column-width="3.288cm"/>
    </style:style>
    <style:style style:name="Tableau2.C" style:family="table-column">
      <style:table-column-properties style:column-width="1.909cm"/>
    </style:style>
    <style:style style:name="Tableau2.D" style:family="table-column">
      <style:table-column-properties style:column-width="2.177cm"/>
    </style:style>
    <style:style style:name="Tableau2.A1" style:family="table-cell">
      <style:table-cell-properties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none" style:writing-mode="lr-tb"/>
    </style:style>
    <style:style style:name="Tableau2.A3" style:family="table-cell">
      <style:table-cell-properties fo:padding="0.097cm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Tableau3" style:family="table">
      <style:table-properties style:width="5.951cm" fo:margin-left="13.049cm" table:align="left"/>
    </style:style>
    <style:style style:name="Tableau3.A" style:family="table-column">
      <style:table-column-properties style:column-width="2.937cm"/>
    </style:style>
    <style:style style:name="Tableau3.B" style:family="table-column">
      <style:table-column-properties style:column-width="3.014cm"/>
    </style:style>
    <style:style style:name="Tableau3.A1" style:family="table-cell">
      <style:table-cell-properties fo:padding="0.097cm" fo:border-left="none" fo:border-right="none" fo:border-top="0.05pt solid #000000" fo:border-bottom="none" style:writing-mode="lr-tb"/>
    </style:style>
    <style:style style:name="Tableau3.A2" style:family="table-cell">
      <style:table-cell-properties fo:padding="0.097cm" fo:border="none" style:writing-mode="lr-tb"/>
    </style:style>
    <style:style style:name="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3b89f7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0pt" officeooo:paragraph-rsid="0046c50d" style:font-size-asian="10pt" style:font-size-complex="10pt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439e19" officeooo:paragraph-rsid="001b4c10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end" style:justify-single-word="false"/>
      <style:text-properties style:font-name="Arial" fo:font-size="9pt" officeooo:paragraph-rsid="00439e19" style:font-size-asian="9pt" style:font-size-complex="9pt"/>
    </style:style>
    <style:style style:name="P13" style:family="paragraph" style:parent-style-name="Standard">
      <style:text-properties style:font-name="Arial" fo:font-size="9pt" officeooo:paragraph-rsid="00432b4f" style:font-size-asian="9pt" style:font-size-complex="9pt"/>
    </style:style>
    <style:style style:name="P14" style:family="paragraph" style:parent-style-name="Standard">
      <style:text-properties style:font-name="Arial" fo:font-size="9pt" officeooo:paragraph-rsid="00439e19" style:font-size-asian="9pt" style:font-size-complex="9pt"/>
    </style:style>
    <style:style style:name="P15" style:family="paragraph" style:parent-style-name="Standard">
      <style:text-properties style:font-name="Arial" fo:font-size="9pt" officeooo:paragraph-rsid="0046c50d" style:font-size-asian="9pt" style:font-size-complex="9pt"/>
    </style:style>
    <style:style style:name="P16" style:family="paragraph" style:parent-style-name="Standard">
      <style:text-properties style:font-name="Arial" fo:font-size="9pt" style:text-underline-style="solid" style:text-underline-width="auto" style:text-underline-color="font-color" fo:font-weight="bold" officeooo:rsid="00a323c2" officeooo:paragraph-rsid="00482c32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18" style:family="paragraph" style:parent-style-name="Standard">
      <style:text-properties fo:font-size="9pt" style:font-size-asian="9pt" style:font-size-complex="9pt"/>
    </style:style>
    <style:style style:name="P19" style:family="paragraph" style:parent-style-name="Standard">
      <style:text-properties fo:font-size="2pt" style:font-size-asian="2pt" style:font-size-complex="2pt"/>
    </style:style>
    <style:style style:name="P20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3b27fd" style:font-size-asian="6pt" style:font-style-asian="normal" style:font-weight-asian="normal" style:font-size-complex="6pt" style:font-style-complex="normal" style:font-weight-complex="normal"/>
    </style:style>
    <style:style style:name="P21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officeooo:paragraph-rsid="003b27fd" style:font-size-asian="4pt" style:font-weight-asian="normal" style:font-size-complex="4pt" style:font-weight-complex="normal"/>
    </style:style>
    <style:style style:name="P22" style:family="paragraph" style:parent-style-name="Footer">
      <style:paragraph-properties fo:text-align="center" style:justify-single-word="false"/>
      <style:text-properties officeooo:paragraph-rsid="003b27fd"/>
    </style:style>
    <style:style style:name="P23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24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25" style:family="paragraph" style:parent-style-name="Heading_20_1">
      <style:text-properties officeooo:paragraph-rsid="002764d2"/>
    </style:style>
    <style:style style:name="P26" style:family="paragraph" style:parent-style-name="Heading_20_6">
      <style:text-properties style:font-name="Arial" fo:font-size="10pt" style:font-size-asian="10pt" style:font-size-complex="10pt"/>
    </style:style>
    <style:style style:name="P27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P28" style:family="paragraph" style:parent-style-name="Heading_20_6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2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3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4" style:family="text">
      <style:text-properties fo:font-size="8pt" officeooo:rsid="0039aa52" style:font-size-asian="8pt" style:font-size-complex="8pt"/>
    </style:style>
    <style:style style:name="T5" style:family="text">
      <style:text-properties style:font-name="Arial" fo:font-size="9pt" style:font-size-asian="9pt" style:font-size-complex="9pt"/>
    </style:style>
    <style:style style:name="T6" style:family="text">
      <style:text-properties style:font-name="Arial" fo:font-size="9pt" officeooo:rsid="000c98e8" style:font-size-asian="9pt" style:font-size-complex="9pt"/>
    </style:style>
    <style:style style:name="T7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T8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T9" style:family="text">
      <style:text-properties fo:color="#000000" style:font-name="Arial" fo:font-size="16pt" fo:font-weight="bold" officeooo:rsid="002764d2" style:font-size-asian="16pt" style:font-weight-asian="bold" style:font-size-complex="16pt" style:font-weight-complex="bold"/>
    </style:style>
    <style:style style:name="T10" style:family="text">
      <style:text-properties fo:color="#000000" style:font-name="Arial" fo:font-size="16pt" fo:font-weight="bold" officeooo:rsid="00432b4f" style:font-size-asian="16pt" style:font-weight-asian="bold" style:font-size-complex="16pt" style:font-weight-complex="bold"/>
    </style:style>
    <style:style style:name="T11" style:family="text">
      <style:text-properties fo:color="#000000" style:font-name="Arial" fo:font-size="10pt" fo:font-weight="normal" style:font-size-asian="8.75pt" style:font-weight-asian="normal" style:font-size-complex="10pt" style:font-weight-complex="normal"/>
    </style:style>
    <style:style style:name="T12" style:family="text">
      <style:text-properties officeooo:rsid="00439e19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: asimage(company.logo)" text:anchor-type="page" text:anchor-page-number="1" svg:x="1.06cm" svg:y="0.681cm" svg:width="5.142cm" style:rel-width="27%" svg:height="1cm" style:rel-height="scale" draw:z-index="0">
        <draw:text-box>
          <text:p text:style-name="Frame_20_contents"/>
        </draw:text-box>
      </draw:frame>
      <text:p text:style-name="P24"><text:text-input text:description="&lt;for each=&quot;o in objects&quot;&gt;">&lt;for each o in objects&gt;</text:text-input><text:s/></text:p>
      <text:p text:style-name="P19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h text:style-name="P25" text:outline-level="1"><text:bookmark-start text:name="__DdeLink__318_1844973400"/><text:span text:style-name="Police_20_par_20_défaut"><text:span text:style-name="T10"><text:text-input text:description="&lt;_(&quot;Purchase Order&quot;)&gt;">Purchase Order</text:text-input></text:span></text:span><text:span text:style-name="Police_20_par_20_défaut"><text:span text:style-name="T9"><text:s/></text:span></text:span><text:bookmark-start text:name="__DdeLink__1131_1407961509"/><text:span text:style-name="Police_20_par_20_défaut"><text:span text:style-name="T10"><text:text-input text:description="&lt;o.name&gt;">POXXXXX</text:text-input></text:span></text:span><text:bookmark-end text:name="__DdeLink__1131_1407961509"/></text:h>
            <text:p text:style-name="Standard"><text:bookmark-end text:name="__DdeLink__318_1844973400"/><text:span text:style-name="Police_20_par_20_défaut"><text:span text:style-name="T11"/></text:span></text:p>
            <text:p text:style-name="P16"><text:text-input text:description="&lt;_(&quot;Shipping Address&quot;)&gt;">Shipping address</text:text-input></text:p>
            <text:p text:style-name="P15"><text:text-input text:description="&lt;display_address(o.picking_type_id.warehouse_id.partner_id,False)&gt;">Address
2 lines</text:text-input></text:p>
            <text:p text:style-name="P6"><text:span text:style-name="Police_20_par_20_défaut"><text:span text:style-name="T11"/></text:span></text:p>
            <text:p text:style-name="Standard"><text:span text:style-name="T5"><text:text-input text:description="&lt;_(&quot;Dated&quot;)&gt;">Dated</text:text-input></text:span><text:span text:style-name="T5"><text:s/></text:span><text:span text:style-name="T5"><text:text-input text:description="&lt;formatLang(o.date_order,date=True)&gt;">2014-05-13</text:text-input></text:span></text:p>
          </table:table-cell>
          <table:table-cell table:style-name="Tableau1.A1" office:value-type="string">
            <text:p text:style-name="P10"/>
            <text:p text:style-name="P10"/>
            <text:p text:style-name="P5"/>
            <text:p text:style-name="P13"/>
            <text:p text:style-name="P13"/>
            <text:p text:style-name="P13"><text:text-input text:description="&lt;display_address(o.partner_id,False)&gt;">Address
2 lines</text:text-input></text:p>
            <text:p text:style-name="P5"/>
          </table:table-cell>
        </table:table-row>
      </table:table>
      <text:p text:style-name="P1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h text:style-name="P26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27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27" text:outline-level="6"><text:text-input text:description="&lt;_(&quot;Unit Price&quot;)&gt;">Unit Price</text:text-input></text:h>
          </table:table-cell>
          <table:table-cell table:style-name="Tableau2.A1" office:value-type="string">
            <text:h text:style-name="P28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4" office:value-type="string">
            <text:p text:style-name="P17"><text:text-input text:description="&lt;for each=&quot;line in o.order_line&quot;&gt;">loop on lines</text:text-input></text:p>
          </table:table-cell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10"><text:text-input text:description="&lt;line.name&gt;">Name</text:text-input></text:p>
          </table:table-cell>
          <table:table-cell table:style-name="Tableau2.A3" office:value-type="string">
            <text:p text:style-name="P12"><text:text-input text:description="&lt;formatLang(line.product_qty, digits=0)&gt;">112</text:text-input><text:s/><text:span text:style-name="T12"><text:text-input text:description="&lt;line.product_uom.name&gt;">Units</text:text-input></text:span></text:p>
          </table:table-cell>
          <table:table-cell table:style-name="Tableau2.A3" office:value-type="string">
            <text:p text:style-name="P11"><text:text-input text:description="&lt;formatLang(line.price_unit or 0.00)&gt;">100 000</text:text-input><text:s/><text:text-input text:description="&lt;o.currency_id.symbol&gt;">€</text:text-input></text:p>
          </table:table-cell>
          <table:table-cell table:style-name="Tableau2.A3" office:value-type="string">
            <text:p text:style-name="P11"><text:text-input text:description="&lt;formatLang(line.price_subtotal or 0.00)&gt;">100 000,00</text:text-input><text:s/>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4" office:value-type="string">
            <text:p text:style-name="P17"><text:text-input text:description="&lt;/for&gt;">end loop</text:text-input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<text:text-input text:description="&lt;_(&quot;Net Total&quot;)&gt;">Net Total</text:text-input></text:p>
          </table:table-cell>
          <table:table-cell table:style-name="Tableau3.A1" office:value-type="string">
            <text:p text:style-name="P8"><text:text-input text:description="&lt;formatLang(o.amount_untaxed)&gt;">1 000 000,00</text:text-input><text:s/>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10"><text:text-input text:description="&lt;_(&quot;Taxes&quot;)&gt;">Taxes</text:text-input></text:p>
          </table:table-cell>
          <table:table-cell table:style-name="Tableau3.A2" office:value-type="string">
            <text:p text:style-name="P11"><text:s/><text:text-input text:description="&lt;formatLang(o.amount_tax)&gt;">100 000,00</text:text-input><text:s/>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7"><text:text-input text:description="&lt;_(&quot;Total&quot;)&gt;">Total</text:text-input></text:p>
          </table:table-cell>
          <table:table-cell table:style-name="Tableau3.A1" office:value-type="string">
            <text:p text:style-name="P8"><text:s/><text:text-input text:description="&lt;formatLang(o.amount_total)&gt;">1 000 000,00</text:text-input><text:s/><text:text-input text:description="&lt;o.currency_id.symbol&gt;">€</text:text-input></text:p>
          </table:table-cell>
        </table:table-row>
      </table:table>
      <text:p text:style-name="P14"><text:text-input text:description="&lt;if test=&quot;o.payment_term_id&quot;&gt;">&lt;if payment_term&gt;</text:text-input></text:p>
      <text:p text:style-name="P14"><text:span text:style-name="T12"><text:text-input text:description="&lt;_(&quot;Payment Terms:&quot;)&gt;">Payment terms:</text:text-input></text:span><text:span text:style-name="T12"><text:s/></text:span><text:span text:style-name="T12"><text:text-input text:description="&lt;o.payment_term_id.name&gt;">Payment term</text:text-input></text:span></text:p>
      <text:p text:style-name="P14"><text:text-input text:description="&lt;/if&gt;">&lt;/if&gt;</text:text-input></text:p>
      <text:p text:style-name="P10"/>
      <text:p text:style-name="P10"><text:text-input text:description="&lt;if test=&quot;o.notes&quot;&gt;">&lt;if comment&gt;</text:text-input><text:text-input text:description="&lt;o.notes&gt;">Notes</text:text-input><text:text-input text:description="&lt;/if&gt;">&lt;/if&gt;</text:text-input></text:p>
      <text:p text:style-name="P18"/>
      <text:p text:style-name="P18"><text:text-input text:description="&lt;/for&gt;">&lt;/for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1" fo:font-family="Arial, Helvetica" style:font-family-generic="swiss" fo:font-size="12pt" style:font-name-asian="Arial1" style:font-family-asian="Arial, Helvetica" style:font-family-generic-asian="swiss" style:font-size-asian="12pt" style:font-name-complex="Arial1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3b89f7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5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3b27fd" style:font-size-asian="6pt" style:font-style-asian="normal" style:font-weight-asian="normal" style:font-size-complex="6pt" style:font-style-complex="normal" style:font-weight-complex="normal"/>
    </style:style>
    <style:style style:name="MP6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officeooo:paragraph-rsid="003b27fd" style:font-size-asian="4pt" style:font-weight-asian="normal" style:font-size-complex="4pt" style:font-weight-complex="normal"/>
    </style:style>
    <style:style style:name="MP7" style:family="paragraph" style:parent-style-name="Footer">
      <style:paragraph-properties fo:text-align="center" style:justify-single-word="false"/>
      <style:text-properties officeooo:paragraph-rsid="003b27fd"/>
    </style:style>
    <style:style style:name="MP8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MT2" style:family="text">
      <style:text-properties fo:font-size="8pt" officeooo:rsid="0039aa52" style:font-size-asian="8pt" style:font-size-complex="8pt"/>
    </style:style>
    <style:style style:name="MT3" style:family="text">
      <style:text-properties style:font-name="Arial" fo:font-size="9pt" officeooo:rsid="000c98e8" style:font-size-asian="9pt" style:font-size-complex="9pt"/>
    </style:style>
    <style:style style:name="MT4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MT5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M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M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partner_id.street&gt;">Street</text:text-input></text:p>
        <text:p text:style-name="MP2"><text:text-input text:description="&lt;if test='company.partner_id.street2'&gt;">&lt;if street2&gt;</text:text-input></text:p>
        <text:p text:style-name="MP2"><text:text-input text:description="&lt;company.partner_id.street2&gt;">Street2</text:text-input></text:p>
        <text:p text:style-name="MP2"><text:text-input text:description="&lt;/if&gt;">&lt;/if&gt;</text:text-input></text:p>
        <text:p text:style-name="MP1"><text:text-input text:description="&lt;company.partner_id.zip&gt;">Zip</text:text-input><text:s/><text:text-input text:description="&lt;company.partner_id.city&gt;">City</text:text-input></text:p>
        <text:p text:style-name="MP3"><text:tab/>Tel :<text:tab/><text:text-input text:description="&lt;company.partner_id.phone&gt;">+33 (0)2 00 00 00 00</text:text-input></text:p>
        <text:p text:style-name="MP4"><text:tab/>Fax :<text:tab/><text:text-input text:description="&lt;company.partner_id.fax&gt;">+33 (0)2 00 00 00 00</text:text-input></text:p>
        <text:p text:style-name="MP1"><text:text-input text:description="&lt;company.partner_id.email&gt;">email@company.com</text:text-input></text:p>
        <text:p text:style-name="MP5"/>
      </style:header>
      <style:footer>
        <text:p text:style-name="MP6"><text:bookmark-start text:name="__DdeLink__909_328448139"/></text:p>
        <text:p text:style-name="MP7"><draw:frame draw:style-name="Mfr1" draw:name="Cadre1" text:anchor-type="paragraph" svg:x="17.124cm" svg:y="0.487cm" svg:width="1.917cm" draw:z-index="1"><draw:text-box fo:min-height="0.639cm"><text:p text:style-name="MP8"><text:text-input text:description="&lt;_(&quot;Page&quot;)&gt;">Page</text:text-input><text:s/><text:page-number text:select-page="current">1</text:page-number>/<text:page-count>1</text:page-count></text:p></draw:text-box></draw:frame><text:span text:style-name="Police_20_par_20_défaut"><text:span text:style-name="MT1"><text:text-input text:description="&lt;o.company_id.partner_id.title&gt;">partner_id.title</text:text-input></text:span></text:span><text:span text:style-name="Police_20_par_20_défaut"><text:span text:style-name="MT2"><text:s/></text:span></text:span><text:span text:style-name="Police_20_par_20_défaut"><text:span text:style-name="MT3"><text:text-input text:description="&lt;_(&quot;with a registred capital of&quot;)&gt;">with a registred capital of</text:text-input></text:span></text:span><text:span text:style-name="Police_20_par_20_défaut"><text:span text:style-name="MT2"><text:s/></text:span></text:span><text:span text:style-name="Police_20_par_20_défaut"><text:span text:style-name="MT4"><text:text-input text:description="&lt;formatLang(o.company_id.capital_stock, digits=2)&gt;">capital_stock</text:text-input></text:span></text:span><text:span text:style-name="Police_20_par_20_défaut"><text:span text:style-name="MT1"><text:s/></text:span></text:span><text:span text:style-name="Police_20_par_20_défaut"><text:span text:style-name="MT5"><text:text-input text:description="&lt;o.company_id.currency_id.symbol&gt;">symbol</text:text-input></text:span></text:span><text:span text:style-name="Police_20_par_20_défaut"><text:span text:style-name="MT5"><text:s/>- </text:span></text:span><text:span text:style-name="Police_20_par_20_défaut"><text:span text:style-name="MT1"><text:text-input text:description="&lt;o.company_id.company_registry&gt;">company_registry</text:text-input></text:span></text:span><text:span text:style-name="Police_20_par_20_défaut"><text:span text:style-name="MT1"><text:s/>- </text:span></text:span><text:span text:style-name="Police_20_par_20_défaut"><text:span text:style-name="MT6"><text:text-input text:description="&lt;_(&quot;N° VAT&quot;)&gt;">N° VAT</text:text-input></text:span></text:span><text:span text:style-name="Police_20_par_20_défaut"><text:span text:style-name="MT6"><text:s/></text:span></text:span><text:span text:style-name="Police_20_par_20_défaut"><text:span text:style-name="MT7"><text:text-input text:description="&lt;o.company_id.vat&gt;">vat</text:text-input></text:span></text:span><text:bookmark-end text:name="__DdeLink__909_328448139"/></text:p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jules </meta:initial-creator>
    <meta:creation-date>2011-08-03T10:16:00Z</meta:creation-date>
    <dc:date>2018-05-31T15:04:14.329881258</dc:date>
    <meta:editing-cycles>531</meta:editing-cycles>
    <meta:editing-duration>PT9H9M25S</meta:editing-duration>
    <meta:document-statistic meta:table-count="3" meta:image-count="0" meta:object-count="0" meta:page-count="1" meta:paragraph-count="38" meta:word-count="217" meta:character-count="669" meta:non-whitespace-character-count="599"/>
    <meta:template xlink:type="simple" xlink:actuate="onRequest" xlink:title="" xlink:href="Normal.dotm"/>
  </office:meta>
</office:document-meta>
</file>